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ieVerschiedenenAlgorithmen" style:family="table">
      <style:table-properties style:width="17cm" table:align="margins"/>
    </style:style>
    <style:style style:name="DieVerschiedenenAlgorithmen.A" style:family="table-column">
      <style:table-column-properties style:column-width="5.667cm" style:rel-column-width="21845*"/>
    </style:style>
    <style:style style:name="DieVerschiedenenAlgorithmen.A1" style:family="table-cell" style:data-style-name="N100">
      <style:table-cell-properties fo:background-color="#000000" fo:padding="0cm" fo:border-left="0.05pt solid #000000" fo:border-right="none" fo:border-top="0.05pt solid #000000" fo:border-bottom="none">
        <style:background-image/>
      </style:table-cell-properties>
    </style:style>
    <style:style style:name="DieVerschiedenenAlgorithmen.B1" style:family="table-cell" style:data-style-name="N100">
      <style:table-cell-properties fo:background-color="#000000" fo:padding="0cm" fo:border-left="none" fo:border-right="none" fo:border-top="0.05pt solid #000000" fo:border-bottom="none">
        <style:background-image/>
      </style:table-cell-properties>
    </style:style>
    <style:style style:name="DieVerschiedenenAlgorithmen.C1" style:family="table-cell" style:data-style-name="N100">
      <style:table-cell-properties fo:background-color="#000000" fo:padding="0cm" fo:border-left="none" fo:border-right="0.05pt solid #000000" fo:border-top="0.05pt solid #000000" fo:border-bottom="none">
        <style:background-image/>
      </style:table-cell-properties>
    </style:style>
    <style:style style:name="DieVerschiedenenAlgorithmen.A2" style:family="table-cell" style:data-style-name="N100">
      <style:table-cell-properties fo:background-color="#000000" fo:padding="0cm" fo:border-left="0.05pt solid #000000" fo:border-right="none" fo:border-top="none" fo:border-bottom="none">
        <style:background-image/>
      </style:table-cell-properties>
    </style:style>
    <style:style style:name="DieVerschiedenenAlgorithmen.B2" style:family="table-cell">
      <style:table-cell-properties fo:background-color="#ffffff" fo:padding="0cm" fo:border="none">
        <style:background-image/>
      </style:table-cell-properties>
    </style:style>
    <style:style style:name="DieVerschiedenenAlgorithmen.C2" style:family="table-cell">
      <style:table-cell-properties fo:background-color="#ffffff" fo:padding="0cm" fo:border-left="none" fo:border-right="0.05pt solid #000000" fo:border-top="none" fo:border-bottom="none">
        <style:background-image/>
      </style:table-cell-properties>
    </style:style>
    <style:style style:name="DieVerschiedenenAlgorithmen.A3" style:family="table-cell" style:data-style-name="N100">
      <style:table-cell-properties fo:background-color="#000000" fo:padding="0cm" fo:border-left="0.05pt solid #000000" fo:border-right="none" fo:border-top="none" fo:border-bottom="0.05pt solid #000000">
        <style:background-image/>
      </style:table-cell-properties>
    </style:style>
    <style:style style:name="DieVerschiedenenAlgorithmen.B3" style:family="table-cell">
      <style:table-cell-properties fo:background-color="#ffffff" fo:padding="0cm" fo:border-left="none" fo:border-right="none" fo:border-top="none" fo:border-bottom="0.05pt solid #000000">
        <style:background-image/>
      </style:table-cell-properties>
    </style:style>
    <style:style style:name="DieVerschiedenenAlgorithmen.C3" style:family="table-cell">
      <style:table-cell-properties fo:background-color="#ffffff" fo:padding="0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DieVerschiedenenAlgorithmen" table:style-name="DieVerschiedenenAlgorithmen">
        <table:table-column table:style-name="DieVerschiedenenAlgorithmen.A" table:number-columns-repeated="3"/>
        <table:table-row>
          <table:table-cell table:style-name="DieVerschiedenenAlgorithmen.A1" office:value-type="float" office:value="0">
            <text:p text:style-name="P1">Die Verschiedenen Algorithmen</text:p>
          </table:table-cell>
          <table:table-cell table:style-name="DieVerschiedenenAlgorithmen.B1" office:value-type="float" office:value="0">
            <text:p text:style-name="P1">Jacobi</text:p>
          </table:table-cell>
          <table:table-cell table:style-name="DieVerschiedenenAlgorithmen.C1" office:value-type="float" office:value="0">
            <text:p text:style-name="P1">Gauss-Seidel</text:p>
          </table:table-cell>
        </table:table-row>
        <table:table-row>
          <table:table-cell table:style-name="DieVerschiedenenAlgorithmen.A2" office:value-type="float" office:value="0">
            <text:p text:style-name="P1">Iterationen</text:p>
          </table:table-cell>
          <table:table-cell table:style-name="DieVerschiedenenAlgorithmen.B2" office:value-type="string">
            <text:p text:style-name="P2">-Jeder Prozessor hält einen Teil der Matrix A,B</text:p>
            <text:p text:style-name="P2"/>
            <text:p text:style-name="P2">-Jede Matrix wird (in der Breite) in Untermatrizen geteilt, welche nacheinander durch gerechnet werden. Nach jeder Untermatrix am Rand schickt der Prozessor die Daten an den Nachbar Prozessor</text:p>
            <text:p text:style-name="P2"/>
            <text:p text:style-name="P2">-Vor dem Rechnen einer Untermatrix wartet der Prozessor auf die nötigen Daten der Nachbarprozesse</text:p>
            <text:p text:style-name="P2"/>
            <text:p text:style-name="P2">-Ist der Prozessor mit seiner gesamten Matrix fertig, beginnt er die nächste Iteration</text:p>
            <text:p text:style-name="P2"/>
            <text:p text:style-name="P2">-Ob Aufteilung der Zeilen sinnvoll ist ist fragwürdig</text:p>
          </table:table-cell>
          <table:table-cell table:style-name="DieVerschiedenenAlgorithmen.C2" office:value-type="string">
            <text:p text:style-name="P2">-Jeder Prozessor hält einen Teil der Matrix A,B</text:p>
            <text:p text:style-name="P2"/>
            <text:p text:style-name="P2">-Jede Matrix wird in Untermatrizen geteilt, welche nacheinander durch gerechnet werden. Nach jeder Untermatrix am Rand schickt der Prozessor die Daten an den Nachbar Prozessor</text:p>
            <text:p text:style-name="P2"/>
            <text:p text:style-name="P2">-Vor dem Tauschen einer Untermatrix wartet der Prozessors auf die nötigen Daten der Nachbarprozesse</text:p>
            <text:p text:style-name="P2"/>
            <text:p text:style-name="P2">-Ist der Prozessor mit seiner gesamten Matrix fertig, beginnt er die nächste Iteration</text:p>
          </table:table-cell>
        </table:table-row>
        <table:table-row>
          <table:table-cell table:style-name="DieVerschiedenenAlgorithmen.A3" office:value-type="float" office:value="0">
            <text:p text:style-name="P1">Genauigkeit</text:p>
          </table:table-cell>
          <table:table-cell table:style-name="DieVerschiedenenAlgorithmen.B3" office:value-type="string">
            <text:p text:style-name="P2">-Jeder Prozessor hält mehrere Teile der Matrix n,A,B</text:p>
            <text:p text:style-name="P2"/>
            <text:p text:style-name="P2">-Jede Matrix wird (in der Breite) in Untermatrizen geteilt, welche nacheinander durch gerechnet werden. Nach jeder Untermatrix am Rand schickt der Prozessor die Daten an den Nachbar Prozessor</text:p>
            <text:p text:style-name="P2"/>
            <text:p text:style-name="P2">-Vor dem Rechnen einer Untermatrix wartet der Prozessor auf die nötigen Daten der Nachbarprozesse</text:p>
            <text:p text:style-name="P2"/>
            <text:p text:style-name="P2">-Ist der Prozessor mit einer gesamten Matrix fertig, beginnt er die nächste Matrix</text:p>
            <text:p text:style-name="P2"/>
            <text:p text:style-name="P2">-Ob Aufteilung der Zeilen sinnvoll ist ist fragwürdig</text:p>
          </table:table-cell>
          <table:table-cell table:style-name="DieVerschiedenenAlgorithmen.C3" office:value-type="string">
            <text:p text:style-name="P2">-Jeder Prozessor hält einen Teil der Matrix A,B</text:p>
            <text:p text:style-name="P2"/>
            <text:p text:style-name="P2">-Vor dem Rechnen einer Untermatrix wartet der Prozessor auf die nötigen Daten der Nachbarprozesse und das Signal vom Steuerprozessor</text:p>
            <text:p text:style-name="P2"/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rsten Ploß</meta:initial-creator>
    <meta:creation-date>2013-11-29T18:58:34</meta:creation-date>
    <dc:date>2013-11-29T19:22:16</dc:date>
    <dc:creator>Thorsten Ploß</dc:creator>
    <meta:editing-duration>PT8M31S</meta:editing-duration>
    <meta:editing-cycles>1</meta:editing-cycles>
    <meta:document-statistic meta:table-count="1" meta:image-count="0" meta:object-count="0" meta:page-count="1" meta:paragraph-count="21" meta:word-count="236" meta:character-count="1604" meta:non-whitespace-character-count="1389"/>
    <meta:generator>LibreOffice/3.5$Linux_X86_64 LibreOffice_project/350m1$Build-2</meta:generator>
  </office:meta>
</office:document-meta>
</file>